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aa73" officeooo:paragraph-rsid="0008aa73"/>
    </style:style>
    <style:style style:name="P2" style:family="paragraph" style:parent-style-name="Standard">
      <style:text-properties officeooo:rsid="000a7e85" officeooo:paragraph-rsid="000a7e85"/>
    </style:style>
    <style:style style:name="T1" style:family="text">
      <style:text-properties officeooo:rsid="000a9d5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 projeto:</text:p>
      <text:p text:style-name="P1"/>
      <text:p text:style-name="P1">Desenvolvimento de uma aplicação desktop, com possibilidade de versões mobile e web, que tem como funcionalidade principal auxiliar no gerenciamento de uso de uma rede de computadores sendo ela pertencente a uma empresa privada, pública ou instituições acadêmicas. </text:p>
      <text:p text:style-name="P1"/>
      <text:p text:style-name="P1">Funcionalidades básicas:</text:p>
      <text:p text:style-name="P1"/>
      <text:p text:style-name="P1">O Sistema capturará nome de usuário, data de entrada e saída automaticamente de um usuário que logar em um dos terminais conectados à rede monitorada e armazanará em um banco de dados.</text:p>
      <text:p text:style-name="P1"/>
      <text:p text:style-name="P1">Funcionalidades complementares: </text:p>
      <text:p text:style-name="P1"/>
      <text:p text:style-name="P1">O Sistema irar gerar relatórios de uso com as informações coletadas e permitirá o controle remoto dos terminais monitorados, incluindo visualização da área de trabalho, captura de mouse, teclado e outros dispositivos conectados aos terminais.</text:p>
      <text:p text:style-name="P1"/>
      <text:p text:style-name="P1">Custos:</text:p>
      <text:p text:style-name="P1"><draw:frame draw:style-name="fr1" draw:name="Objeto1" text:anchor-type="paragraph" svg:x="0.034cm" svg:y="0.365cm" svg:width="6.773cm" svg:height="1.2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>Mercado alvo:</text:p>
      <text:p text:style-name="P1"/>
      <text:p text:style-name="P1">Instituições que possuam terminais em rede com diversos usuários e que necessitem de monitoramento.</text:p>
      <text:p text:style-name="P1"/>
      <text:p text:style-name="P1">Terá interface com outros sistemas?</text:p>
      <text:p text:style-name="P1"/>
      <text:p text:style-name="P1">Sim, o sistema terá integração com Active Directory ou Samba, dependendo do sistema utilizado para gerenciar os usuários da rede.</text:p>
      <text:p text:style-name="P1"/>
      <text:p text:style-name="P1">Existem limitações que o afetam?</text:p>
      <text:p text:style-name="P1"/>
      <text:p text:style-name="P1">Não.</text:p>
      <text:p text:style-name="P1"/>
      <text:p text:style-name="P2">Descrição do minimundo:</text:p>
      <text:p text:style-name="P2"/>
      <text:p text:style-name="P2"><text:tab/>Em uma determinada instituição <text:span text:style-name="T1">acadêmica</text:span> existe um laboratório de <text:span text:style-name="T1">informática</text:span>, este funciona em rede e utiliza o Microsoft Active Directory para realizar a autenticação dos <text:span text:style-name="T1">usuários</text:span> e armazenar determinadas informações.</text:p>
      <text:p text:style-name="P2"><text:tab/>Cada alun<text:span text:style-name="T1">o</text:span> da instituição tem uma identificação que é usada como nome de usuário da rede, que funciona em todos os terminais da instituição.</text:p>
      <text:p text:style-name="P2"><text:tab/>Cada aluno pode simplesmente entrar em um dos laboratórios e informar seu usuário e sua senha, autenticando assim no terminal desejado.</text:p>
      <text:p text:style-name="P2"><text:tab/>Para cada aluno que utiliza os terminais, é necessário armazenar em um processo manual informações como identificação, nome, terminal a ser utilizado, data, horario de entrada, horário de saída e o funcionário <text:span text:style-name="T1">responsável</text:span> pelo setor no momento da realização do logon.</text:p>
      <text:p text:style-name="P2"><text:tab/>O Sistema a ser desenvolvido irá automatizar cada uma das etapas descritas, agilizando assim o acesso aos terminais.</text:p>
      <text:p text:style-name="P2"><text:tab/>O Sistema reúne todas as informações necessárias, com exceção do horário de saída, e registra em um banco de dados, e aguarda o término da sessão. Assim que a sessão é encerrada o <text:soft-page-break/>sistema registra o horário de saída no banco de dados, encerrando assim um ciclo de utilização.</text:p>
      <text:p text:style-name="P2"><text:tab/>O Si<text:span text:style-name="T1">s</text:span>tema permite ao administrador de rede e ao <text:span text:style-name="T1">funcionário</text:span> do setor, visualizar os <text:span text:style-name="T1">utilizadores</text:span> conectados no momento, e que já se desconectaram, de forma fácil e rápida. Para o administrador o sistema permite a visualização dos registros de todos os setores de monitoramento, para um outro funcionário, só é permitida a visualização do setor sob sua responsabilidade.</text:p>
      <text:p text:style-name="P2"><text:tab/>O Sistema permite que o administrador gere relatórios de uso como por exemplo qual turma mais utiliza um determinado laboratório de informática. Ou quanto tempo cada <text:span text:style-name="T1">utilizador</text:span> passa logado em um determinado terminal.</text:p>
      <text:p text:style-name="P2"><text:tab/>O Sistema também permitira o controle remoto de um terminal, incluindo a visualização de sua área de trabalho permitindo que o administrador perceba como um determinado terminal está sendo utilizado, qual conteúdo esta sendo mostrado neste terminal e também fazer manutenções remot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3-20T18:47:27.003216109</meta:creation-date>
    <dc:date>2015-03-20T19:34:11.355745871</dc:date>
    <dc:creator>Carlos Filho</dc:creator>
    <meta:editing-duration>PT5M58S</meta:editing-duration>
    <meta:editing-cycles>1</meta:editing-cycles>
    <meta:document-statistic meta:table-count="0" meta:image-count="0" meta:object-count="1" meta:page-count="2" meta:paragraph-count="23" meta:word-count="479" meta:character-count="3145" meta:non-whitespace-character-count="2678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04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4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string" calcext:value-type="string">
            <text:p>ao mês</text:p>
          </table:table-cell>
        </table:table-row>
        <table:table-row table:style-name="ro1">
          <table:table-cell office:value-type="string" calcext:value-type="string">
            <text:p>Servidor</text:p>
          </table:table-cell>
          <table:table-cell office:value-type="currency" office:currency="BRL" office:value="500" calcext:value-type="currency">
            <text:p>R$ 500,00</text:p>
          </table:table-cell>
          <table:table-cell office:value-type="string" calcext:value-type="string">
            <text:p>gasto único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0000-00-00T00:00:01.0528003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